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7A300000960CDB09604.png" manifest:media-type="image/png"/>
  <manifest:file-entry manifest:full-path="Pictures/10000000000000CF000000D95433266C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7.05cm" fo:min-width="1.5cm"/>
    </style:style>
    <style:style style:name="gr2" style:family="graphic" style:parent-style-name="Object_20_with_20_no_20_fill_20_and_20_no_20_line">
      <style:graphic-properties draw:stroke="none" svg:stroke-color="#ff66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3cm" svg:stroke-color="#ff3333" draw:marker-start-width="0.65cm" draw:marker-end-width="0.65cm" draw:fill="none" draw:textarea-horizontal-align="justify" draw:textarea-vertical-align="middle" draw:auto-grow-height="false" fo:min-height="1.65cm" fo:min-width="1.3cm" fo:padding-top="0.275cm" fo:padding-bottom="0.275cm" fo:padding-left="0.4cm" fo:padding-right="0.4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66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0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0.45cm" fo:min-width="0.4cm" fo:padding-top="0.225cm" fo:padding-bottom="0.225cm" fo:padding-left="0.35cm" fo:padding-right="0.35cm"/>
    </style:style>
    <style:style style:name="gr11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0.25cm" fo:min-width="0.2cm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ff9900" draw:marker-start-width="0.5cm" draw:marker-end-width="0.5cm" draw:fill="none" draw:textarea-horizontal-align="justify" draw:textarea-vertical-align="middle" draw:auto-grow-height="false" fo:min-height="0.25cm" fo:min-width="0.2cm" fo:padding-top="0.225cm" fo:padding-bottom="0.225cm" fo:padding-left="0.35cm" fo:padding-right="0.35cm"/>
    </style:style>
    <style:style style:name="P1" style:family="paragraph">
      <style:paragraph-properties fo:text-align="center"/>
      <style:text-properties fo:font-size="17pt" style:font-size-asian="17pt" style:font-size-complex="17pt"/>
    </style:style>
    <style:style style:name="P2" style:family="paragraph">
      <style:paragraph-properties fo:text-align="center"/>
      <style:text-properties style:font-name="Courier New1" fo:font-size="17pt" style:font-size-asian="17pt" style:font-size-complex="17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Courier New1" fo:font-size="17pt" style:font-size-asian="17pt" style:font-size-complex="17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7.3cm" svg:x="14.8cm" svg:y="1.4cm">
          <text:p text:style-name="P1"><text:span text:style-name="T1">B</text:span></text:p>
          <text:p text:style-name="P1"><text:span text:style-name="T1">C</text:span></text:p>
          <text:p text:style-name="P1"><text:span text:style-name="T1">D</text:span></text:p>
          <text:p text:style-name="P1"><text:span text:style-name="T1">E</text:span></text:p>
          <text:p text:style-name="P1"><text:span text:style-name="T1">F</text:span></text:p>
          <text:p text:style-name="P1"><text:span text:style-name="T1">G</text:span></text:p>
          <text:p text:style-name="P1"><text:span text:style-name="T1">H</text:span></text:p>
          <text:p text:style-name="P1"><text:span text:style-name="T1">I</text:span></text:p>
          <text:p text:style-name="P1"><text:span text:style-name="T1">J</text:span></text:p>
          <text:p text:style-name="P1"><text:span text:style-name="T1">K</text:span></text:p>
          <text:p text:style-name="P1"><text:span text:style-name="T1">L</text:span></text:p>
          <text:p text:style-name="P1"><text:span text:style-name="T1">M</text:span></text:p>
          <text:p text:style-name="P1"><text:span text:style-name="T1">N</text:span></text:p>
          <text:p text:style-name="P1"><text:span text:style-name="T1">O</text:span></text:p>
          <text:p text:style-name="P1"><text:span text:style-name="T1">P</text:span></text:p>
          <text:p text:style-name="P1"><text:span text:style-name="T1">Q</text:span></text:p>
          <text:p text:style-name="P1"><text:span text:style-name="T1">R</text:span></text:p>
          <text:p text:style-name="P1"><text:span text:style-name="T1">S</text:span></text:p>
          <text:p text:style-name="P1"><text:span text:style-name="T1">T</text:span></text:p>
          <text:p text:style-name="P1"><text:span text:style-name="T1">U</text:span></text:p>
          <text:p text:style-name="P1"><text:span text:style-name="T1">V</text:span></text:p>
          <text:p text:style-name="P1"><text:span text:style-name="T1">W</text:span></text:p>
          <text:p text:style-name="P1"><text:span text:style-name="T1">X</text:span></text:p>
          <text:p text:style-name="P1"><text:span text:style-name="T1">Y</text:span></text:p>
          <text:p text:style-name="P1"><text:span text:style-name="T1">Z</text:span></text:p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7.3cm" svg:x="8.4cm" svg:y="1.4cm">
          <text:p text:style-name="P3"><text:span text:style-name="T1"/></text:p>
          <text:p text:style-name="P3"><text:span text:style-name="T1">1</text:span></text:p>
          <text:p text:style-name="P3"><text:span text:style-name="T1">2</text:span></text:p>
          <text:p text:style-name="P3"><text:span text:style-name="T1">3</text:span></text:p>
          <text:p text:style-name="P3"><text:span text:style-name="T1">4</text:span></text:p>
          <text:p text:style-name="P3"><text:span text:style-name="T1">5</text:span></text:p>
          <text:p text:style-name="P3"><text:span text:style-name="T1">6</text:span></text:p>
          <text:p text:style-name="P3"><text:span text:style-name="T1">7</text:span></text:p>
          <text:p text:style-name="P3"><text:span text:style-name="T1">8</text:span></text:p>
          <text:p text:style-name="P3"><text:span text:style-name="T1">9</text:span></text:p>
          <text:p text:style-name="P3"><text:span text:style-name="T1">10</text:span></text:p>
          <text:p text:style-name="P3"><text:span text:style-name="T1">11</text:span></text:p>
          <text:p text:style-name="P3"><text:span text:style-name="T1">12</text:span></text:p>
          <text:p text:style-name="P3"><text:span text:style-name="T1">13</text:span></text:p>
          <text:p text:style-name="P3"><text:span text:style-name="T1">14</text:span></text:p>
          <text:p text:style-name="P3"><text:span text:style-name="T1">15</text:span></text:p>
          <text:p text:style-name="P3"><text:span text:style-name="T1">16</text:span></text:p>
          <text:p text:style-name="P3"><text:span text:style-name="T1">17</text:span></text:p>
          <text:p text:style-name="P3"><text:span text:style-name="T1">18</text:span></text:p>
          <text:p text:style-name="P3"><text:span text:style-name="T1">19</text:span></text:p>
          <text:p text:style-name="P3"><text:span text:style-name="T1">20</text:span></text:p>
          <text:p text:style-name="P3"><text:span text:style-name="T1">21</text:span></text:p>
          <text:p text:style-name="P3"><text:span text:style-name="T1">22</text:span></text:p>
          <text:p text:style-name="P3"><text:span text:style-name="T1">23</text:span></text:p>
          <text:p text:style-name="P3"><text:span text:style-name="T1">24</text:span></text:p>
          <text:p text:style-name="P3"><text:span text:style-name="T1">25</text:span></text:p>
          <text:p text:style-name="P3"><text:span text:style-name="T1">26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7.302cm" svg:height="7.654cm" svg:x="20.2cm" svg:y="8.446cm">
          <draw:image xlink:href="Pictures/10000000000000CF000000D95433266C.jpg" xlink:type="simple" xlink:show="embed" xlink:actuate="onLoad">
            <text:p/>
          </draw:image>
        </draw:frame>
        <draw:custom-shape draw:style-name="gr3" draw:text-style-name="P4" draw:layer="layout" svg:width="1.8cm" svg:height="1.9cm" svg:x="20.9cm" svg:y="12.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1cm" svg:y1="12.1cm" svg:x2="16.2cm" svg:y2="2.1cm">
          <text:p/>
        </draw:line>
        <draw:line draw:style-name="gr4" draw:text-style-name="P4" draw:layer="layout" svg:x1="14.8cm" svg:y1="3.3cm" svg:x2="10.4cm" svg:y2="3.3cm">
          <text:p/>
        </draw:line>
        <draw:line draw:style-name="gr5" draw:text-style-name="P4" draw:layer="layout" svg:x1="10.4cm" svg:y1="14.8cm" svg:x2="15.2cm" svg:y2="14.8cm">
          <text:p/>
        </draw:line>
        <draw:line draw:style-name="gr5" draw:text-style-name="P4" draw:layer="layout" svg:x1="16.3cm" svg:y1="8.2cm" svg:x2="21.3cm" svg:y2="6.4cm">
          <text:p/>
        </draw:line>
        <draw:frame draw:style-name="gr6" draw:text-style-name="P5" draw:layer="layout" svg:width="5.324cm" svg:height="0.962cm" svg:x="12.676cm" svg:y="19cm">
          <draw:text-box>
            <text:p>Ρότορας τύπου 3</text:p>
          </draw:text-box>
        </draw:frame>
        <draw:frame draw:style-name="gr7" draw:text-style-name="P5" draw:layer="layout" svg:width="5.222cm" svg:height="0.962cm" svg:x="6.778cm" svg:y="19cm">
          <draw:text-box>
            <text:p>Ανακλαστήρας Β</text:p>
          </draw:text-box>
        </draw:frame>
        <draw:frame draw:style-name="gr8" draw:text-style-name="P4" draw:layer="layout" svg:width="3.492cm" svg:height="4.287cm" svg:x="20.708cm" svg:y="3.713cm">
          <draw:image xlink:href="Pictures/10000201000007A300000960CDB09604.png" xlink:type="simple" xlink:show="embed" xlink:actuate="onLoad">
            <text:p/>
          </draw:image>
        </draw:frame>
        <draw:frame draw:style-name="gr9" draw:text-style-name="P6" draw:layer="layout" svg:width="1.112cm" svg:height="1.195cm" svg:x="24.2cm" svg:y="5.3cm">
          <draw:text-box>
            <text:p><text:span text:style-name="T2">K</text:span></text:p>
          </draw:text-box>
        </draw:frame>
        <draw:custom-shape draw:style-name="gr10" draw:text-style-name="P4" draw:layer="layout" svg:width="0.9cm" svg:height="0.7cm" svg:x="15.3cm" svg:y="1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9cm" svg:height="0.7cm" svg:x="15.3cm" svg:y="2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9cm" svg:height="0.7cm" svg:x="8.9cm" svg:y="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9cm" svg:height="0.7cm" svg:x="8.9cm" svg:y="14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9cm" svg:height="0.7cm" svg:x="15.3cm" svg:y="14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9cm" svg:height="0.7cm" svg:x="15.4cm" svg:y="8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6T21:48:28.271000000</meta:creation-date>
    <dc:date>2016-01-16T23:46:24.413000000</dc:date>
    <meta:editing-duration>PT7M40S</meta:editing-duration>
    <meta:editing-cycles>3</meta:editing-cycles>
    <meta:generator>LibreOffice/4.4.2.2$Windows_x86 LibreOffice_project/c4c7d32d0d49397cad38d62472b0bc8acff48dd6</meta:generator>
    <meta:document-statistic meta:object-count="18"/>
  </office:meta>
</office:document-meta>
</file>